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eRangeFilter.splitRange( final IndexReader reader , final TermDocs termDocs , final OpenBitSet bits , final String min , final boolean lowerBoundOpen , final String max , final boolean upperBoundOpe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rieRangeFilter.getDocIdSet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ieRangeFilter.TrieRangeFilter( final String field , final Date min , final Dat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Filter.toString( final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ieRangeFil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Filter.getLastNumberOfTe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ieRange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Filter.TrieRangeFilter( final String field , final Date min , final Date max , final TrieUtils vari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ieRangeFilter.TrieRangeFilter( final String field , final Double min , final Double max , final TrieUtils vari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ieRangeFilter.TrieRangeFilter( final String field , final Double min , final Doubl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Filter.TrieRangeFilter( final String field , final String min , final String max , final TrieUtils varia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ieRangeFilter.stringToHexDigits( final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ieRangeFilter.TrieRangeFilter( final String field , final Long min , final Long max , final TrieUtils vari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ieRangeFilter.TrieRangeFilter( final String field , final String min , final Stri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Filter.TrieRangeFilter( final String field , final Long min , final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Filter.equals( final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ieRangeFilter.setBits( final IndexReader reader , final TermDocs termDocs , final OpenBitSet bits , String lowerTerm , String upperTer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